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8000001F9E81A0C7A.png" manifest:media-type="image/png"/>
  <manifest:file-entry manifest:full-path="Pictures/10000000000002960000017550E33EE9.png" manifest:media-type="image/png"/>
  <manifest:file-entry manifest:full-path="Pictures/100000000000026900000229E106B06E.png" manifest:media-type="image/png"/>
  <manifest:file-entry manifest:full-path="Pictures/10000000000001A50000016FFD5926E2.png" manifest:media-type="image/png"/>
  <manifest:file-entry manifest:full-path="Pictures/10000000000002C8000001D0438D456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514cm" svg:height="9.868cm" svg:x="1.789cm" svg:y="1.43cm">
          <draw:image xlink:href="Pictures/10000000000002960000017550E33EE9.png" xlink:type="simple" xlink:show="embed" xlink:actuate="onLoad" draw:mime-type="image/png">
            <text:p/>
          </draw:image>
        </draw:frame>
        <draw:frame draw:style-name="gr1" draw:text-style-name="P1" draw:layer="layout" svg:width="9.629cm" svg:height="8.63cm" svg:x="1.812cm" svg:y="13.897cm">
          <draw:image xlink:href="Pictures/100000000000026900000229E106B06E.png" xlink:type="simple" xlink:show="embed" xlink:actuate="onLoad" draw:mime-type="image/png">
            <text:p/>
          </draw:image>
        </draw:frame>
        <draw:frame draw:style-name="gr1" draw:text-style-name="P1" draw:layer="layout" svg:width="6.349cm" svg:height="5.534cm" svg:x="13.201cm" svg:y="21.346cm">
          <draw:image xlink:href="Pictures/10000000000001A50000016FFD5926E2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5.829cm" svg:height="10.743cm" svg:x="0.689cm" svg:y="17.013cm">
          <draw:image xlink:href="Pictures/10000000000002E8000001F9E81A0C7A.png" xlink:type="simple" xlink:show="embed" xlink:actuate="onLoad" draw:mime-type="image/png">
            <text:p/>
          </draw:image>
        </draw:frame>
        <draw:frame draw:style-name="gr1" draw:text-style-name="P1" draw:layer="layout" svg:width="15.089cm" svg:height="9.833cm" svg:x="1.859cm" svg:y="5.887cm">
          <draw:image xlink:href="Pictures/10000000000002C8000001D0438D456B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2" draw:text-style-name="P2" draw:layer="layout" svg:width="19.167cm" svg:height="0.963cm" svg:x="1.286cm" svg:y="1.307cm">
          <draw:text-box>
            <text:p>https://www.donskytech.com/building-a-micropython-wifi-robot-car/</text:p>
          </draw:text-box>
        </draw:frame>
        <draw:frame draw:style-name="gr2" draw:text-style-name="P2" draw:layer="layout" svg:width="16.415cm" svg:height="0.963cm" svg:x="1.626cm" svg:y="2.987cm">
          <draw:text-box>
            <text:p>https://github.com/donskytech/micropython-wifi-robot-ca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14T15:47:01.979000000</meta:creation-date>
    <meta:generator>LibreOffice/24.2.2.2$Windows_X86_64 LibreOffice_project/d56cc158d8a96260b836f100ef4b4ef25d6f1a01</meta:generator>
    <dc:date>2025-05-14T15:55:22.487000000</dc:date>
    <meta:editing-duration>PT8M20S</meta:editing-duration>
    <meta:editing-cycles>2</meta:editing-cycles>
    <meta:document-statistic meta:object-count="7"/>
  </office:meta>
</office:document-meta>
</file>